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language="en" fo:country="US" fo:font-weight="bold" officeooo:rsid="001ca5d0" officeooo:paragraph-rsid="001570a2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en" fo:country="US" fo:font-weight="bold" officeooo:rsid="001ba211" officeooo:paragraph-rsid="001ba21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en" fo:country="US" fo:font-weight="bold" officeooo:rsid="0040cb7c" officeooo:paragraph-rsid="0040cb7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en" fo:country="US" fo:font-weight="bold" officeooo:rsid="003f7a7d" officeooo:paragraph-rsid="003f7a7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en" fo:country="US" fo:font-weight="bold" officeooo:rsid="004a5175" officeooo:paragraph-rsid="004a517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en" fo:country="US" officeooo:rsid="00246023" officeooo:paragraph-rsid="001570a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ba211" officeooo:paragraph-rsid="001ba21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ba211" officeooo:paragraph-rsid="0020a10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ba211" officeooo:paragraph-rsid="00309d6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ba211" officeooo:paragraph-rsid="003a55c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ba211" officeooo:paragraph-rsid="0046077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f9551" officeooo:paragraph-rsid="001f9551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f9551" officeooo:paragraph-rsid="00489cc5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6daf3" officeooo:paragraph-rsid="0020a10a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570a2" officeooo:paragraph-rsid="0020a10a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570a2" officeooo:paragraph-rsid="0031648a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language="en" fo:country="US" officeooo:rsid="0020a10a" officeooo:paragraph-rsid="0020a10a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7760f" officeooo:paragraph-rsid="0020a10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7760f" officeooo:paragraph-rsid="002429a9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language="en" fo:country="US" officeooo:rsid="002265df" officeooo:paragraph-rsid="002265d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89927" officeooo:paragraph-rsid="002265df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89927" officeooo:paragraph-rsid="002429a9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language="en" fo:country="US" officeooo:rsid="002429a9" officeooo:paragraph-rsid="002429a9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language="en" fo:country="US" officeooo:rsid="002429a9" officeooo:paragraph-rsid="002265df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language="en" fo:country="US" officeooo:rsid="00309d62" officeooo:paragraph-rsid="00309d62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language="en" fo:country="US" officeooo:rsid="0033841a" officeooo:paragraph-rsid="0020a10a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language="en" fo:country="US" officeooo:rsid="0033841a" officeooo:paragraph-rsid="0033841a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language="en" fo:country="US" officeooo:rsid="003c865a" officeooo:paragraph-rsid="003c865a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language="en" fo:country="US" officeooo:rsid="003cd08a" officeooo:paragraph-rsid="003cd08a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language="en" fo:country="US" officeooo:rsid="003f7a7d" officeooo:paragraph-rsid="003f7a7d" style:font-size-asian="12pt" style:font-size-complex="12pt"/>
    </style:style>
    <style:style style:name="P31" style:family="paragraph" style:parent-style-name="Standard">
      <style:paragraph-properties fo:text-align="start" style:justify-single-word="false">
        <style:tab-stops>
          <style:tab-stop style:position="3.799cm"/>
        </style:tab-stops>
      </style:paragraph-properties>
      <style:text-properties style:font-name="Arial" fo:font-size="12pt" fo:language="en" fo:country="US" officeooo:rsid="003f7a7d" officeooo:paragraph-rsid="003f7a7d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0cb7c" officeooo:paragraph-rsid="0040cb7c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1c2d4" officeooo:paragraph-rsid="0041c2d4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3e740" officeooo:paragraph-rsid="0043e740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3e740" officeooo:paragraph-rsid="0045125f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5125f" officeooo:paragraph-rsid="0045125f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6077e" officeooo:paragraph-rsid="0046077e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6077e" officeooo:paragraph-rsid="00468e86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68e86" officeooo:paragraph-rsid="00468e86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6afe2" officeooo:paragraph-rsid="0046afe2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7304b" officeooo:paragraph-rsid="0047304b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89cc5" officeooo:paragraph-rsid="00489cc5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189927" officeooo:paragraph-rsid="002265df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189927" officeooo:paragraph-rsid="002429a9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18c4cb" officeooo:paragraph-rsid="0020a10a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3f7a7d" officeooo:paragraph-rsid="003f7a7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40cb7c" officeooo:paragraph-rsid="0040cb7c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3cd08a" officeooo:paragraph-rsid="003cd08a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3e5ace" officeooo:paragraph-rsid="003e5ac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4956a9" officeooo:paragraph-rsid="004956a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Arial" fo:font-size="22pt" fo:language="en" fo:country="US" fo:font-weight="bold" officeooo:rsid="001483ed" officeooo:paragraph-rsid="001483ed" style:font-size-asian="22pt" style:font-weight-asian="bold" style:font-size-complex="2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fo:font-size="7.5pt" fo:language="en" fo:country="US" officeooo:rsid="0021e005" officeooo:paragraph-rsid="001570a2" style:font-size-asian="7.5pt" style:font-size-complex="7.5pt"/>
    </style:style>
    <style:style style:name="P53" style:family="paragraph" style:parent-style-name="Standard">
      <style:paragraph-properties fo:text-align="start" style:justify-single-word="false"/>
      <style:text-properties style:font-name="Arial" fo:font-size="7.5pt" fo:language="en" fo:country="US" officeooo:rsid="001ca5d0" officeooo:paragraph-rsid="001570a2" style:font-size-asian="7.5pt" style:font-size-complex="7.5pt"/>
    </style:style>
    <style:style style:name="P54" style:family="paragraph" style:parent-style-name="Standard">
      <style:paragraph-properties fo:text-align="start" style:justify-single-word="false"/>
      <style:text-properties style:font-name="Arial" fo:font-size="7.5pt" fo:language="en" fo:country="US" officeooo:rsid="00246023" officeooo:paragraph-rsid="001570a2" style:font-size-asian="7.5pt" style:font-size-complex="7.5pt"/>
    </style:style>
    <style:style style:name="P55" style:family="paragraph" style:parent-style-name="Standard">
      <style:paragraph-properties fo:text-align="start" style:justify-single-word="false"/>
      <style:text-properties style:font-name="Arial" fo:font-size="7.5pt" fo:language="en" fo:country="US" officeooo:rsid="0026210a" officeooo:paragraph-rsid="0026210a" style:font-size-asian="7.5pt" style:font-size-complex="7.5pt"/>
    </style:style>
    <style:style style:name="P56" style:family="paragraph" style:parent-style-name="Standard">
      <style:paragraph-properties fo:text-align="start" style:justify-single-word="false"/>
      <style:text-properties style:font-name="Arial" fo:font-size="10pt" fo:language="en" fo:country="US" officeooo:rsid="0040cb7c" officeooo:paragraph-rsid="0040cb7c" style:font-size-asian="10pt" style:font-size-complex="10pt"/>
    </style:style>
    <style:style style:name="P57" style:family="paragraph" style:parent-style-name="Standard">
      <style:paragraph-properties fo:text-align="start" style:justify-single-word="false"/>
      <style:text-properties style:font-name="Arial" fo:font-size="9pt" fo:language="en" fo:country="US" fo:font-weight="normal" officeooo:rsid="004d6f30" officeooo:paragraph-rsid="004d6f30" style:font-size-asian="7.84999990463257pt" style:font-weight-asian="normal" style:font-size-complex="9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9pt" fo:language="en" fo:country="US" officeooo:rsid="004d6f30" officeooo:paragraph-rsid="004d6f30" style:font-size-asian="7.84999990463257pt" style:font-size-complex="9pt"/>
    </style:style>
    <style:style style:name="P59" style:family="paragraph" style:parent-style-name="Standard">
      <style:paragraph-properties fo:text-align="start" style:justify-single-word="false"/>
      <style:text-properties style:font-name="Arial" fo:font-size="8pt" fo:language="en" fo:country="US" officeooo:rsid="0037cf03" officeooo:paragraph-rsid="0037cf03" style:font-size-asian="8pt" style:font-size-complex="8pt"/>
    </style:style>
    <style:style style:name="P60" style:family="paragraph" style:parent-style-name="Standard">
      <style:paragraph-properties fo:text-align="start" style:justify-single-word="false"/>
      <style:text-properties style:font-name="Arial" fo:font-size="8pt" fo:language="en" fo:country="US" officeooo:rsid="004d6f30" officeooo:paragraph-rsid="004d6f30" style:font-size-asian="8pt" style:font-size-complex="8pt"/>
    </style:style>
    <style:style style:name="P61" style:family="paragraph" style:parent-style-name="Standard">
      <style:paragraph-properties fo:text-align="start" style:justify-single-word="false" fo:break-before="page"/>
      <style:text-properties style:font-name="Arial" fo:font-size="12pt" fo:language="en" fo:country="US" fo:font-weight="bold" officeooo:rsid="001ba211" officeooo:paragraph-rsid="001ba211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 fo:break-before="page"/>
      <style:text-properties style:font-name="Arial" fo:font-size="12pt" fo:language="en" fo:country="US" fo:font-weight="bold" officeooo:rsid="0020a10a" officeooo:paragraph-rsid="0020a10a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 fo:break-before="page"/>
      <style:text-properties style:font-name="Arial" fo:font-size="12pt" fo:language="en" fo:country="US" officeooo:rsid="0020a10a" officeooo:paragraph-rsid="0020a10a" style:font-size-asian="12pt" style:font-size-complex="12pt"/>
    </style:style>
    <style:style style:name="P64" style:family="paragraph" style:parent-style-name="Standard">
      <style:paragraph-properties fo:text-align="start" style:justify-single-word="false" fo:break-before="page"/>
      <style:text-properties style:font-name="Arial" fo:font-size="12pt" fo:language="en" fo:country="US" officeooo:rsid="002265df" officeooo:paragraph-rsid="002265df" style:font-size-asian="12pt" style:font-size-complex="12pt"/>
    </style:style>
    <style:style style:name="P65" style:family="paragraph" style:parent-style-name="Standard">
      <style:paragraph-properties fo:text-align="start" style:justify-single-word="false" fo:break-before="page"/>
      <style:text-properties style:font-name="Arial" fo:font-size="12pt" fo:language="en" fo:country="US" officeooo:rsid="001f9551" officeooo:paragraph-rsid="003a55c9" style:font-size-asian="12pt" style:font-size-complex="12pt"/>
    </style:style>
    <style:style style:name="P66" style:family="paragraph" style:parent-style-name="Standard">
      <style:paragraph-properties fo:text-align="start" style:justify-single-word="false" fo:break-before="page"/>
      <style:text-properties style:font-name="Arial" fo:font-size="12pt" fo:language="en" fo:country="US" officeooo:rsid="0033841a" officeooo:paragraph-rsid="0033841a" style:font-size-asian="12pt" style:font-size-complex="12pt"/>
    </style:style>
    <style:style style:name="P67" style:family="paragraph" style:parent-style-name="Standard">
      <style:paragraph-properties fo:text-align="start" style:justify-single-word="false" fo:break-before="page"/>
      <style:text-properties style:font-name="Arial" fo:font-size="12pt" fo:language="en" fo:country="US" officeooo:rsid="001ba211" officeooo:paragraph-rsid="0046077e" style:font-size-asian="12pt" style:font-size-complex="12pt"/>
    </style:style>
    <style:style style:name="P68" style:family="paragraph" style:parent-style-name="Standard">
      <style:paragraph-properties fo:text-align="start" style:justify-single-word="false" fo:break-before="page"/>
      <style:text-properties style:font-name="Arial" fo:font-size="12pt" fo:language="en" fo:country="US" fo:font-weight="bold" officeooo:rsid="004d6f30" officeooo:paragraph-rsid="004d6f30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d6f30" officeooo:paragraph-rsid="004d6f30" style:font-size-asian="10.5pt" style:font-size-complex="12pt"/>
    </style:style>
    <style:style style:name="P70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f13dc" officeooo:paragraph-rsid="004d6f30" style:font-size-asian="10.5pt" style:font-size-complex="12pt"/>
    </style:style>
    <style:style style:name="P71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f13dc" officeooo:paragraph-rsid="004f13dc" style:font-size-asian="10.5pt" style:font-size-complex="12pt"/>
    </style:style>
    <style:style style:name="P72" style:family="paragraph" style:parent-style-name="Standard">
      <style:paragraph-properties fo:text-align="start" style:justify-single-word="false"/>
      <style:text-properties style:font-name="Arial" fo:font-size="8pt" fo:language="en" fo:country="US" officeooo:rsid="004f13dc" officeooo:paragraph-rsid="004f13dc" style:font-size-asian="8pt" style:font-size-complex="8pt"/>
    </style:style>
    <style:style style:name="P73" style:family="paragraph" style:parent-style-name="Standard">
      <style:paragraph-properties fo:text-align="start" style:justify-single-word="false"/>
      <style:text-properties style:font-name="Arial" fo:font-size="8pt" fo:language="en" fo:country="US" officeooo:rsid="0050b40b" officeooo:paragraph-rsid="0050b40b" style:font-size-asian="8pt" style:font-size-complex="8pt"/>
    </style:style>
    <style:style style:name="P74" style:family="paragraph">
      <loext:graphic-properties draw:fill="solid" draw:fill-color="#ffffff" draw:opacity="0%"/>
    </style:style>
    <style:style style:name="T1" style:family="text">
      <style:text-properties officeooo:rsid="0036eb12"/>
    </style:style>
    <style:style style:name="T2" style:family="text">
      <style:text-properties officeooo:rsid="001a46c2"/>
    </style:style>
    <style:style style:name="T3" style:family="text">
      <style:text-properties officeooo:rsid="00246023"/>
    </style:style>
    <style:style style:name="T4" style:family="text">
      <style:text-properties officeooo:rsid="002d74e8"/>
    </style:style>
    <style:style style:name="T5" style:family="text">
      <style:text-properties officeooo:rsid="0028d4cb"/>
    </style:style>
    <style:style style:name="T6" style:family="text">
      <style:text-properties officeooo:rsid="0021e005"/>
    </style:style>
    <style:style style:name="T7" style:family="text">
      <style:text-properties officeooo:rsid="001d56db"/>
    </style:style>
    <style:style style:name="T8" style:family="text">
      <style:text-properties officeooo:rsid="001570a2"/>
    </style:style>
    <style:style style:name="T9" style:family="text">
      <style:text-properties officeooo:rsid="0016daf3"/>
    </style:style>
    <style:style style:name="T10" style:family="text">
      <style:text-properties officeooo:rsid="0017760f"/>
    </style:style>
    <style:style style:name="T11" style:family="text">
      <style:text-properties officeooo:rsid="00189927"/>
    </style:style>
    <style:style style:name="T12" style:family="text">
      <style:text-properties officeooo:rsid="001f9551"/>
    </style:style>
    <style:style style:name="T13" style:family="text">
      <style:text-properties officeooo:rsid="001ba21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8c4cb" style:font-weight-asian="normal" style:font-weight-complex="normal"/>
    </style:style>
    <style:style style:name="T16" style:family="text">
      <style:text-properties fo:font-weight="normal" officeooo:rsid="0017760f" style:font-weight-asian="normal" style:font-weight-complex="normal"/>
    </style:style>
    <style:style style:name="T17" style:family="text">
      <style:text-properties fo:font-weight="normal" officeooo:rsid="00189927" style:font-weight-asian="normal" style:font-weight-complex="normal"/>
    </style:style>
    <style:style style:name="T18" style:family="text">
      <style:text-properties fo:font-weight="normal" officeooo:rsid="0020a10a" style:font-weight-asian="normal" style:font-weight-complex="normal"/>
    </style:style>
    <style:style style:name="T19" style:family="text">
      <style:text-properties fo:font-weight="normal" officeooo:rsid="0033841a" style:font-weight-asian="normal" style:font-weight-complex="normal"/>
    </style:style>
    <style:style style:name="T20" style:family="text">
      <style:text-properties fo:font-weight="normal" officeooo:rsid="003a4ba2" style:font-weight-asian="normal" style:font-weight-complex="normal"/>
    </style:style>
    <style:style style:name="T21" style:family="text">
      <style:text-properties officeooo:rsid="002429a9"/>
    </style:style>
    <style:style style:name="T22" style:family="text">
      <style:text-properties officeooo:rsid="002deea5"/>
    </style:style>
    <style:style style:name="T23" style:family="text">
      <style:text-properties officeooo:rsid="00309d62"/>
    </style:style>
    <style:style style:name="T24" style:family="text">
      <style:text-properties officeooo:rsid="0031648a"/>
    </style:style>
    <style:style style:name="T25" style:family="text">
      <style:text-properties officeooo:rsid="003944d9"/>
    </style:style>
    <style:style style:name="T26" style:family="text">
      <style:text-properties officeooo:rsid="003a4ba2"/>
    </style:style>
    <style:style style:name="T27" style:family="text">
      <style:text-properties fo:font-size="8pt" style:font-size-asian="7pt" style:font-size-complex="8pt"/>
    </style:style>
    <style:style style:name="T28" style:family="text">
      <style:text-properties fo:font-size="8pt" officeooo:rsid="003a55c9" style:font-size-asian="7pt" style:font-size-complex="8pt"/>
    </style:style>
    <style:style style:name="T29" style:family="text">
      <style:text-properties fo:font-size="8pt" officeooo:rsid="0016daf3" style:font-size-asian="7pt" style:font-size-complex="8pt"/>
    </style:style>
    <style:style style:name="T30" style:family="text">
      <style:text-properties fo:font-size="8pt" officeooo:rsid="001ba211" style:font-size-asian="7pt" style:font-size-complex="8pt"/>
    </style:style>
    <style:style style:name="T31" style:family="text">
      <style:text-properties officeooo:rsid="003c17c3"/>
    </style:style>
    <style:style style:name="T32" style:family="text">
      <style:text-properties style:text-position="super 58%"/>
    </style:style>
    <style:style style:name="T33" style:family="text">
      <style:text-properties style:text-position="super 58%" fo:font-weight="bold" style:font-weight-asian="bold" style:font-weight-complex="bold"/>
    </style:style>
    <style:style style:name="T34" style:family="text">
      <style:text-properties style:text-position="super 58%" officeooo:rsid="0045125f"/>
    </style:style>
    <style:style style:name="T35" style:family="text">
      <style:text-properties style:text-position="super 58%" officeooo:rsid="00468e86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41c2d4" style:font-weight-asian="bold" style:font-weight-complex="bold"/>
    </style:style>
    <style:style style:name="T38" style:family="text">
      <style:text-properties fo:font-weight="bold" officeooo:rsid="004a5175" style:font-weight-asian="bold" style:font-weight-complex="bold"/>
    </style:style>
    <style:style style:name="T39" style:family="text">
      <style:text-properties fo:font-weight="bold" officeooo:rsid="004d6f30" style:font-weight-asian="bold" style:font-weight-complex="bold"/>
    </style:style>
    <style:style style:name="T40" style:family="text">
      <style:text-properties officeooo:rsid="003cd08a"/>
    </style:style>
    <style:style style:name="T41" style:family="text">
      <style:text-properties officeooo:rsid="0041c2d4"/>
    </style:style>
    <style:style style:name="T42" style:family="text">
      <style:text-properties officeooo:rsid="0043e740"/>
    </style:style>
    <style:style style:name="T43" style:family="text">
      <style:text-properties officeooo:rsid="0045125f"/>
    </style:style>
    <style:style style:name="T44" style:family="text">
      <style:text-properties officeooo:rsid="0046077e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none"/>
    </style:style>
    <style:style style:name="T47" style:family="text">
      <style:text-properties officeooo:rsid="00468e86"/>
    </style:style>
    <style:style style:name="T48" style:family="text">
      <style:text-properties style:text-position="0% 100%"/>
    </style:style>
    <style:style style:name="T49" style:family="text">
      <style:text-properties style:text-position="0% 100%" fo:font-weight="bold" style:font-weight-asian="bold" style:font-weight-complex="bold"/>
    </style:style>
    <style:style style:name="T50" style:family="text">
      <style:text-properties style:text-position="0% 100%" fo:font-weight="normal" style:font-weight-asian="normal" style:font-weight-complex="normal"/>
    </style:style>
    <style:style style:name="T51" style:family="text">
      <style:text-properties officeooo:rsid="0047304b"/>
    </style:style>
    <style:style style:name="T52" style:family="text">
      <style:text-properties officeooo:rsid="004a5175"/>
    </style:style>
    <style:style style:name="T53" style:family="text">
      <style:text-properties fo:font-size="12pt" style:font-size-asian="10.5pt" style:font-size-complex="12pt"/>
    </style:style>
    <style:style style:name="T54" style:family="text">
      <style:text-properties fo:font-size="12pt" officeooo:rsid="004f13dc" style:font-size-asian="10.5pt" style:font-size-complex="12pt"/>
    </style:style>
    <style:style style:name="T55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41cm" svg:stroke-color="#000000" draw:marker-start-width="0.409cm" draw:marker-end-width="0.409cm" draw:fill="solid" draw:fill-color="#ffffff" draw:opacity="0%" draw:textarea-horizontal-align="justify" draw:textarea-vertical-align="middle" draw:auto-grow-height="false" fo:min-height="1.08cm" fo:min-width="1.134cm" fo:padding-top="0.019cm" fo:padding-bottom="0.019cm" fo:padding-left="0.019cm" fo:padding-right="0.01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svg:stroke-color="#000000" draw:marker-start-width="0.409cm" draw:marker-end-width="0.409cm" draw:fill="solid" draw:fill-color="#ffffff" draw:opacity="0%" draw:textarea-horizontal-align="justify" draw:textarea-vertical-align="middle" draw:auto-grow-height="false" fo:min-height="0.642cm" fo:min-width="5.181cm" fo:padding-top="0.019cm" fo:padding-bottom="0.019cm" fo:padding-left="0.019cm" fo:padding-right="0.01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2020 Spring CPSC 240 Midterm Test <text:span text:style-name="T31">Answers</text:span></text:p>
      <text:p text:style-name="P1">20<text:span text:style-name="T2">20-March</text:span>-<text:span text:style-name="T8">11 </text:span>at 1<text:span text:style-name="T2">0</text:span>:<text:span text:style-name="T3">0</text:span>0<text:span text:style-name="T2">a</text:span>m</text:p>
      <text:p text:style-name="P52">Open <text:span text:style-name="T4">personal </text:span>notes are allowed. <text:s/><text:span text:style-name="T4">Shared notes are not allowed. <text:s/></text:span><text:s/>Electronic devices are not <text:span text:style-name="T5">allowed</text:span>.</text:p>
      <text:p text:style-name="P53"><text:span text:style-name="T6">This test </text:span>cannot <text:span text:style-name="T7">be completed</text:span> at another time</text:p>
      <text:p text:style-name="P54">If you write the word “blank” in the space for an answer you will automatically receive 2<text:span text:style-name="T1">5</text:span>% of the credit of that question.</text:p>
      <text:p text:style-name="P55">You may use your own paper for scratch paper. That scratch paper does not have to be submitted with the test.</text:p>
      <text:p text:style-name="P6"/>
      <text:p text:style-name="P2">Math problems</text:p>
      <text:p text:style-name="P7"/>
      <text:p text:style-name="P7">1. <text:s/>Convert <text:s/><draw:frame draw:style-name="fr1" draw:name="Objeto1" text:anchor-type="as-char" svg:y="-0.619cm" svg:width="1.011cm" svg:height="0.998cm" draw:z-index="0"><draw:object xlink:href="./Object 1" xlink:type="simple" xlink:show="embed" xlink:actuate="onLoad"/><draw:image xlink:href="./ObjectReplacements/Object 1" xlink:type="simple" xlink:show="embed" xlink:actuate="onLoad"/></draw:frame><text:s text:c="2"/>to 64-bit IEEE754 number.<text:span text:style-name="T27"> </text:span><text:span text:style-name="T28">[No calculators]</text:span></text:p>
      <text:p text:style-name="P7"/>
      <text:p text:style-name="P34">Answer: <text:s/>First compute 47 = 101111.</text:p>
      <text:p text:style-name="P7"/>
      <text:p text:style-name="P34">For the fractional part use the technique of repeated multiplication by 2:</text:p>
      <text:p text:style-name="P34"><draw:frame draw:style-name="fr1" draw:name="Objeto2" text:anchor-type="as-char" svg:y="-0.619cm" svg:width="2.226cm" svg:height="0.998cm" draw:z-index="1"><draw:object xlink:href="./Object 2" xlink:type="simple" xlink:show="embed" xlink:actuate="onLoad"/><draw:image xlink:href="./ObjectReplacements/Object 2" xlink:type="simple" xlink:show="embed" xlink:actuate="onLoad"/></draw:frame><text:s text:c="2"/><draw:frame draw:style-name="fr1" draw:name="Objeto3" text:anchor-type="as-char" svg:y="-0.619cm" svg:width="2.198cm" svg:height="0.998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text:s text:c="2"/><draw:frame draw:style-name="fr1" draw:name="Objeto4" text:anchor-type="as-char" svg:y="-0.619cm" svg:width="2.198cm" svg:height="0.998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text:s text:c="2"/><draw:frame draw:style-name="fr1" draw:name="Objeto5" text:anchor-type="as-char" svg:y="-0.619cm" svg:width="2.198cm" svg:height="0.998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text:s text:c="2"/><draw:frame draw:style-name="fr1" draw:name="Objeto6" text:anchor-type="as-char" svg:y="-0.619cm" svg:width="2.208cm" svg:height="0.99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text:s text:c="2"/><draw:frame draw:style-name="fr1" draw:name="Objeto7" text:anchor-type="as-char" svg:y="-0.619cm" svg:width="2.226cm" svg:height="0.998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34"/>
      <text:p text:style-name="P34"><draw:frame draw:style-name="fr1" draw:name="Objeto8" text:anchor-type="as-char" svg:y="-0.619cm" svg:width="2.226cm" svg:height="0.998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. At this point the sequence has begun to repeat itself. <text:s/>Therefore, the fractional part is 0.011100 011100 0011100 011100 <text:span text:style-name="T43">011100 ….. <text:s text:c="3"/>Now joint the two parts:</text:span></text:p>
      <text:p text:style-name="P34"/>
      <text:p text:style-name="P35"><draw:frame draw:style-name="fr1" draw:name="Objeto9" text:anchor-type="as-char" svg:y="-0.619cm" svg:width="1.011cm" svg:height="0.998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text:s/><text:span text:style-name="T43">= </text:span>101111. 011100 011100 0011100 011100 <text:span text:style-name="T43">011100 ...etc <text:s/>x 2</text:span><text:span text:style-name="T34">0</text:span></text:p>
      <text:p text:style-name="P35"/>
      <text:p text:style-name="P36">= <text:span text:style-name="T42">1.01111 011100 011100 0011100 011100 </text:span>011100 ...etc <text:s/>x 2<text:span text:style-name="T32">5</text:span></text:p>
      <text:p text:style-name="P7"/>
      <text:p text:style-name="P36">= <text:span text:style-name="T42">1.0111 <text:s/>1011 <text:s/>1000 <text:s/>1110 <text:s/>0011 <text:s/>1000 <text:s/>1110 <text:s/>0</text:span>011 <text:s/>100 ...etc <text:s/>x 2<text:span text:style-name="T32">5</text:span></text:p>
      <text:p text:style-name="P7"/>
      <text:p text:style-name="P36">On scratch paper add bias# + 5 = 0x404.</text:p>
      <text:p text:style-name="P7"/>
      <text:p text:style-name="P36">Now combine parts: stored exponent and significand:</text:p>
      <text:p text:style-name="P36"/>
      <text:p text:style-name="P36">Our number is <text:s/><text:span text:style-name="T36">0x4047 <text:s/>B8E3 <text:s/>8E38 <text:s/>E38E</text:span> <text:s/><text:span text:style-name="T44">Since the next number would be 3 we do not round up the computer answer. <text:s/>The number in bold font is the final answer.</text:span></text:p>
      <text:p text:style-name="P7"/>
      <text:p text:style-name="P7"/>
      <text:p text:style-name="P10"/>
      <text:p text:style-name="P67">2. <text:s/>Convert <text:s/>-87.<text:span text:style-name="T22">1875</text:span> <text:s/>to 64-bit IEEE754 number.<text:span text:style-name="T27"> </text:span><text:span text:style-name="T28">[No calculators]</text:span></text:p>
      <text:p text:style-name="P11"/>
      <text:p text:style-name="P37">Answer: <text:s/>First compute +87 = 1010111.</text:p>
      <text:p text:style-name="P37"/>
      <text:p text:style-name="P37">Next begin a series of multiplications:</text:p>
      <text:p text:style-name="P37">0.1875 <text:s text:c="3"/>0.375 <text:s text:c="6"/>0.75 <text:s text:c="6"/>0.5 <text:s text:c="6"/>0.0</text:p>
      <text:p text:style-name="P37"><text:s text:c="2"/><text:span text:style-name="T45"><text:s text:c="4"/>x 2</text:span><text:span text:style-name="T46"> <text:s text:c="3"/></text:span><text:span text:style-name="T45"><text:s text:c="5"/>x 2</text:span><text:span text:style-name="T46"> <text:s text:c="5"/></text:span><text:span text:style-name="T45"><text:s text:c="2"/>x 2</text:span><text:span text:style-name="T46"> <text:s text:c="7"/></text:span><text:span text:style-name="T45">x 2</text:span><text:span text:style-name="T46"> <text:s text:c="6"/></text:span><text:span text:style-name="T45">x 2</text:span></text:p>
      <text:p text:style-name="P37">0.3750 <text:s text:c="4"/>0.750 <text:s text:c="5"/>1.50 <text:s text:c="6"/>1.0 <text:s text:c="6"/>0.0 <text:s text:c="3"/>The sequence has begun to repeat.</text:p>
      <text:p text:style-name="P37"/>
      <text:p text:style-name="P38">Therefore, the <text:span text:style-name="T47">positive number is +87.1875 = </text:span>1010111.<text:span text:style-name="T47">0011 x 2</text:span><text:span text:style-name="T35">0</text:span></text:p>
      <text:p text:style-name="P39"/>
      <text:p text:style-name="P39">= <text:s/><text:span text:style-name="T44">1.0101 <text:s/>11</text:span>00 <text:s/>1100 x 2<text:span text:style-name="T32">6</text:span><text:span text:style-name="T48">. <text:s text:c="2"/>The next step is to add: bias#+6 = 0x405. <text:s/>Now we write the number in hex: <text:s/>0x4055 <text:s/>CC00 <text:s/>0000 <text:s/>0000. <text:s/>However, that answer is positive, and we need the negative of that number, namely: <text:s text:c="2"/></text:span><text:span text:style-name="T49">0xC055 <text:s/>CC00 <text:s/>0000 <text:s/>0000</text:span><text:span text:style-name="T50">.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pan text:style-name="T47">3. <text:s/>Convert <text:s/>0x3FBD 0000 0000 0000 <text:s/>to a decimal floating point number.</text:span><text:span text:style-name="T30"> </text:span><text:span text:style-name="T28">[No calculators]</text:span></text:p>
      <text:p text:style-name="P7"/>
      <text:p text:style-name="P40">Answer: <text:s/>First subtract: 3FB – 3FF, but that is not easy. <text:s/>Therefore, we temporarily, invert the order of subtraction: <text:s/>3FF – 3FB, which is easy to compute, namely: 4. <text:s/>However, we want the negative, <text:span text:style-name="T51">which is -4. <text:s/>We have that -4 is the true exponent.</text:span></text:p>
      <text:p text:style-name="P7"><draw:custom-shape text:anchor-type="paragraph" draw:z-index="10" draw:name="Forma1" draw:style-name="gr1" draw:text-style-name="P74" svg:width="1.174cm" svg:height="1.119cm" svg:x="14.34cm" svg:y="0.404cm"><text:p/><draw:enhanced-geometry svg:viewBox="0 0 21600 21600" draw:type="rectangle" draw:enhanced-path="M 0 0 L 21600 0 21600 21600 0 21600 0 0 Z N"/></draw:custom-shape></text:p>
      <text:p text:style-name="P41">Next write our number = 1.D x 2<text:span text:style-name="T32">-4</text:span> <text:s/>= <text:s/>1.1101 x 2<text:span text:style-name="T32">-4</text:span> <text:s/>= <text:s/>11101 x 2<text:span text:style-name="T32">-8</text:span> <text:s/>= 29 x 2<text:span text:style-name="T32">-8</text:span> = <draw:frame draw:style-name="fr1" draw:name="Objeto10" text:anchor-type="as-char" svg:y="-0.619cm" svg:width="0.93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pan text:style-name="T25">4</text:span>. <text:s/><text:span text:style-name="T23">What is positive infinity in the IEEE754 format? <text:s/>What is that same number in decimal format?</text:span><text:span text:style-name="T27"> </text:span><text:span text:style-name="T28">[No calculators]</text:span></text:p>
      <text:p text:style-name="P9"/>
      <text:p text:style-name="P28">Answer: <text:s/><text:span text:style-name="T36">0x7FF0 0000 0000 0000</text:span><text:tab/>and<text:tab/> <text:s text:c="4"/><text:span text:style-name="T36">2</text:span><text:span text:style-name="T33">1024</text:span></text:p>
      <text:p text:style-name="P7"/>
      <text:p text:style-name="P7"/>
      <text:p text:style-name="P12"/>
      <text:p text:style-name="P65"><text:span text:style-name="T26">5</text:span>.<text:span text:style-name="T9"> <text:s/>Convert <text:s/>-1521 <text:s/>to 64-bit </text:span>integer <text:span text:style-name="T9">hex form. <text:s/>Show final answer in little endian (for people who naturally read from left to right).</text:span><text:span text:style-name="T29"> </text:span><text:span text:style-name="T28">[No calculators]</text:span></text:p>
      <text:p text:style-name="P12"/>
      <text:p text:style-name="P42">Answer: <text:s/>Begin by repeatedly dividing by 2.</text:p>
      <text:p text:style-name="P42"/>
      <text:p text:style-name="P13"><draw:frame draw:style-name="fr1" draw:name="Objeto11" text:anchor-type="as-char" svg:y="-0.619cm" svg:width="2.713cm" svg:height="0.998cm" draw:z-index="11"><draw:object xlink:href="./Object 11" xlink:type="simple" xlink:show="embed" xlink:actuate="onLoad"/><draw:image xlink:href="./ObjectReplacements/Object 11" xlink:type="simple" xlink:show="embed" xlink:actuate="onLoad"/></draw:frame><text:s text:c="2"/><draw:frame draw:style-name="fr1" draw:name="Objeto12" text:anchor-type="as-char" svg:y="-0.619cm" svg:width="2.519cm" svg:height="0.998cm" draw:z-index="12"><draw:object xlink:href="./Object 12" xlink:type="simple" xlink:show="embed" xlink:actuate="onLoad"/><draw:image xlink:href="./ObjectReplacements/Object 12" xlink:type="simple" xlink:show="embed" xlink:actuate="onLoad"/><svg:desc>fórmula</svg:desc></draw:frame><text:s text:c="2"/><draw:frame draw:style-name="fr1" draw:name="Objeto13" text:anchor-type="as-char" svg:y="-0.619cm" svg:width="2.519cm" svg:height="0.998cm" draw:z-index="13"><draw:object xlink:href="./Object 13" xlink:type="simple" xlink:show="embed" xlink:actuate="onLoad"/><draw:image xlink:href="./ObjectReplacements/Object 13" xlink:type="simple" xlink:show="embed" xlink:actuate="onLoad"/><svg:desc>fórmula</svg:desc></draw:frame><text:s text:c="2"/><draw:frame draw:style-name="fr1" draw:name="Objeto14" text:anchor-type="as-char" svg:y="-0.619cm" svg:width="2.314cm" svg:height="0.998cm" draw:z-index="14"><draw:object xlink:href="./Object 14" xlink:type="simple" xlink:show="embed" xlink:actuate="onLoad"/><draw:image xlink:href="./ObjectReplacements/Object 14" xlink:type="simple" xlink:show="embed" xlink:actuate="onLoad"/><svg:desc>fórmula</svg:desc></draw:frame><text:s text:c="2"/><draw:frame draw:style-name="fr1" draw:name="Objeto15" text:anchor-type="as-char" svg:y="-0.619cm" svg:width="2.11cm" svg:height="0.998cm" draw:z-index="15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13"/>
      <text:p text:style-name="P13"><draw:frame draw:style-name="fr1" draw:name="Objeto16" text:anchor-type="as-char" svg:y="-0.619cm" svg:width="2.104cm" svg:height="0.998cm" draw:z-index="16"><draw:object xlink:href="./Object 16" xlink:type="simple" xlink:show="embed" xlink:actuate="onLoad"/><draw:image xlink:href="./ObjectReplacements/Object 16" xlink:type="simple" xlink:show="embed" xlink:actuate="onLoad"/><svg:desc>fórmula</svg:desc></draw:frame><text:s text:c="2"/><draw:frame draw:style-name="fr1" draw:name="Objeto17" text:anchor-type="as-char" svg:y="-0.619cm" svg:width="2.066cm" svg:height="0.998cm" draw:z-index="17"><draw:object xlink:href="./Object 17" xlink:type="simple" xlink:show="embed" xlink:actuate="onLoad"/><draw:image xlink:href="./ObjectReplacements/Object 17" xlink:type="simple" xlink:show="embed" xlink:actuate="onLoad"/><svg:desc>fórmula</svg:desc></draw:frame><text:s text:c="2"/><draw:frame draw:style-name="fr1" draw:name="Objeto18" text:anchor-type="as-char" svg:y="-0.619cm" svg:width="1.852cm" svg:height="0.998cm" draw:z-index="18"><draw:object xlink:href="./Object 18" xlink:type="simple" xlink:show="embed" xlink:actuate="onLoad"/><draw:image xlink:href="./ObjectReplacements/Object 18" xlink:type="simple" xlink:show="embed" xlink:actuate="onLoad"/><svg:desc>fórmula</svg:desc></draw:frame><text:s text:c="2"/><draw:frame draw:style-name="fr1" draw:name="Objeto19" text:anchor-type="as-char" svg:y="-0.619cm" svg:width="1.66cm" svg:height="0.998cm" draw:z-index="19"><draw:object xlink:href="./Object 19" xlink:type="simple" xlink:show="embed" xlink:actuate="onLoad"/><draw:image xlink:href="./ObjectReplacements/Object 19" xlink:type="simple" xlink:show="embed" xlink:actuate="onLoad"/><svg:desc>fórmula</svg:desc></draw:frame><text:s text:c="2"/><draw:frame draw:style-name="fr1" draw:name="Objeto20" text:anchor-type="as-char" svg:y="-0.619cm" svg:width="1.663cm" svg:height="0.998cm" draw:z-index="20"><draw:object xlink:href="./Object 20" xlink:type="simple" xlink:show="embed" xlink:actuate="onLoad"/><draw:image xlink:href="./ObjectReplacements/Object 20" xlink:type="simple" xlink:show="embed" xlink:actuate="onLoad"/><svg:desc>fórmula</svg:desc></draw:frame><text:s text:c="2"/><draw:frame draw:style-name="fr1" draw:name="Objeto21" text:anchor-type="as-char" svg:y="-0.619cm" svg:width="1.663cm" svg:height="0.998cm" draw:z-index="21"><draw:object xlink:href="./Object 21" xlink:type="simple" xlink:show="embed" xlink:actuate="onLoad"/><draw:image xlink:href="./ObjectReplacements/Object 21" xlink:type="simple" xlink:show="embed" xlink:actuate="onLoad"/><svg:desc>fórmula</svg:desc></draw:frame><text:s text:c="2"/><draw:frame draw:style-name="fr1" draw:name="Objeto22" text:anchor-type="as-char" svg:y="-0.619cm" svg:width="1.685cm" svg:height="0.998cm" draw:z-index="22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12"/>
      <text:p text:style-name="P50">Now the sequence has started to repeat producing all zeros. <text:s/>Therefore, </text:p>
      <text:p text:style-name="P50"/>
      <text:p text:style-name="P50">+1521 = 00000 <text:s text:c="4"/>010111110001 with 53 leading zeros. <text:s/>Next compute the complement:</text:p>
      <text:p text:style-name="P50"/>
      <text:p text:style-name="P50">comp(1521) = <text:s/>11111111 <text:s text:c="4"/>101000001110 with 53 leading ones. <text:s/>Now add 1 to get our</text:p>
      <text:p text:style-name="P50"/>
      <text:p text:style-name="P50">answer: <text:s/>-1521 = 1111111 <text:s text:c="5"/>101000001111</text:p>
      <text:p text:style-name="P50"/>
      <text:p text:style-name="P50"><text:tab/><text:tab/> <text:s text:c="3"/>= 111111 <text:s text:c="3"/>1 <text:s/>1010 <text:s/>0000 <text:s/>1111</text:p>
      <text:p text:style-name="P50"/>
      <text:p text:style-name="P50"><text:tab/><text:tab/> <text:s text:c="3"/>= 0xFFFF FFFF FFFF FA0F <text:s text:c="2"/><text:span text:style-name="T52">(answer in Big Endian)</text:span></text:p>
      <text:p text:style-name="P50"><draw:custom-shape text:anchor-type="paragraph" draw:z-index="23" draw:name="Forma2" draw:style-name="gr2" draw:text-style-name="P74" svg:width="5.181cm" svg:height="0.643cm" svg:x="3.216cm" svg:y="0.432cm"><text:p/><draw:enhanced-geometry svg:viewBox="0 0 21600 21600" draw:type="rectangle" draw:enhanced-path="M 0 0 L 21600 0 21600 21600 0 21600 0 0 Z N"/></draw:custom-shape></text:p>
      <text:p text:style-name="P50"><text:tab/><text:tab/> <text:s text:c="3"/><text:span text:style-name="T52">= 0x</text:span><text:span text:style-name="T38">0FFA FFFF FFFF FFFF</text:span><text:span text:style-name="T52"> <text:s text:c="2"/>(answer in Little Endian)</text:span></text:p>
      <text:p text:style-name="P61"><text:span text:style-name="T12">P</text:span>rogramming section.</text:p>
      <text:p text:style-name="P14"/>
      <text:p text:style-name="P14"><text:span text:style-name="T26">6</text:span>. <text:s/><text:span text:style-name="T8">Assume: <text:s/>weights is an array of 24 qwords declared in the .bss segment</text:span></text:p>
      <text:p text:style-name="P15">Write a block of assembly instructions that will do the following.</text:p>
      <text:p text:style-name="P15"><text:tab/>Obtain input from the keyboard</text:p>
      <text:p text:style-name="P15"><text:tab/><text:span text:style-name="T9">I</text:span>f the input is <text:span text:style-name="T9">an ordinary integer place that integer in the last qword of the array</text:span></text:p>
      <text:p text:style-name="P15"><text:tab/><text:span text:style-name="T9">If the input is cntl+d then place 0 in the last qword of the array</text:span></text:p>
      <text:p text:style-name="P25">[Assume only valid data are inputted.]</text:p>
      <text:p text:style-name="P15"/>
      <text:p text:style-name="P28">Answer:</text:p>
      <text:p text:style-name="P28"/>
      <text:p text:style-name="P28">;<text:span text:style-name="T40">Block to i</text:span>nput 1 long <text:span text:style-name="T40">integer</text:span></text:p>
      <text:p text:style-name="P28">mov rax, 0</text:p>
      <text:p text:style-name="P28">mov rdi, longform</text:p>
      <text:p text:style-name="P28">push qword 0</text:p>
      <text:p text:style-name="P28">mov rsi, rsp</text:p>
      <text:p text:style-name="P28">call scanf</text:p>
      <text:p text:style-name="P28">pop r13</text:p>
      <text:p text:style-name="P28"/>
      <text:p text:style-name="P28">;Block <text:span text:style-name="T40">to</text:span> check for possible cntl+d</text:p>
      <text:p text:style-name="P28">cdqe</text:p>
      <text:p text:style-name="P28">cmp rax,-1</text:p>
      <text:p text:style-name="P28">je insertzero</text:p>
      <text:p text:style-name="P28"/>
      <text:p text:style-name="P28">;Block to place ordinary inputted integer into the array</text:p>
      <text:p text:style-name="P28">mov [weights+8*23], r13</text:p>
      <text:p text:style-name="P29">jmp <text:s/>continue</text:p>
      <text:p text:style-name="P29"/>
      <text:p text:style-name="P29">insertzero:</text:p>
      <text:p text:style-name="P29">mov [weights+8*23],0</text:p>
      <text:p text:style-name="P29"/>
      <text:p text:style-name="P29">continue: <text:s/>;The rest of the program follows this point</text:p>
      <text:p text:style-name="P16"/>
      <text:p text:style-name="P16"/>
      <text:p text:style-name="P16"/>
      <text:p text:style-name="P16"><text:span text:style-name="T26">7</text:span>. <text:s/>Explain <text:span text:style-name="T24">precisely</text:span> what cdqe does.</text:p>
      <text:p text:style-name="P15"/>
      <text:p text:style-name="P29">Answer: <text:s/>The bits in a register are usually numbered 0 through 63 starting on the right and moving to the left. <text:s/>So, bit number 0 is on the far right, and bit number 63 is on the far left.</text:p>
      <text:p text:style-name="P15"/>
      <text:p text:style-name="P29">This is the technical answer for what cdqe does. <text:s/><text:span text:style-name="T36">Take bit number 31 of rax and copy it 32 times into positions 32, 33, 34, 35, …, 63.</text:span> <text:s/>That’s it.</text:p>
      <text:p text:style-name="P29"/>
      <text:p text:style-name="P29">Non-technical answer: <text:s/>The lower half of rax is called eax. <text:s/>Eax has a numeric integer value such as say 7. <text:s/><text:span text:style-name="T36">The job of cdqe is to fill the high half of rax with new bits so that the integer value of rax is the same, say still </text:span><text:span text:style-name="T37">equal</text:span><text:span text:style-name="T36"> to 7.</text:span></text:p>
      <text:p text:style-name="P48"/>
      <text:p text:style-name="P49">In the answer above “7” is only an example. <text:s/>“7’ could be replaced by some other integer.</text:p>
      <text:p text:style-name="P63"><text:span text:style-name="T26">8</text:span>.<text:span text:style-name="T10"> <text:s/>The number of students in a classroom is stored in r8. <text:s/>r9 holds another integer. <text:s/>The instructor wants to form discussion groups with r9 members in each group.</text:span></text:p>
      <text:p text:style-name="P18"/>
      <text:p text:style-name="P18">Write a block of assembly statements that will answer these questions.</text:p>
      <text:p text:style-name="P18"/>
      <text:p text:style-name="P18">How many groups of equal size will be formed? <text:s/>Put the answer in r10.</text:p>
      <text:p text:style-name="P18">How many students are left over (without a group)? <text:s/>Put the answer in r11.</text:p>
      <text:p text:style-name="P18"/>
      <text:p text:style-name="P30">Answer:</text:p>
      <text:p text:style-name="P30"/>
      <text:p text:style-name="P4">mov rax, r8</text:p>
      <text:p text:style-name="P5">cqo</text:p>
      <text:p text:style-name="P4">idiv <text:s/>r9</text:p>
      <text:p text:style-name="P31"><text:span text:style-name="T36">mov r10, rax</text:span><text:tab/>;r10 holds the number of groups to be formed of equal size to each other</text:p>
      <text:p text:style-name="P31"><text:span text:style-name="T36">mov r11, rdx</text:span><text:tab/>;r11 holds the number of people who want to form a group but don’t have</text:p>
      <text:p text:style-name="P31"><text:tab/>;enough people to form a full-sized group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span text:style-name="T26">9</text:span>.<text:span text:style-name="T11"> <text:s/>What should the programmer do to fix an off the boundary problem that has been isolated to a given block of instructions?</text:span></text:p>
      <text:p text:style-name="P45"/>
      <text:p text:style-name="P46">Answer:</text:p>
      <text:p text:style-name="P46"/>
      <text:p text:style-name="P46">As with most error messages try to apply easy fixes first. <text:s/>In this case you should</text:p>
      <text:p text:style-name="P46"><text:tab/><text:span text:style-name="T36">push qword 0 immediately before the faulty block,</text:span> and</text:p>
      <text:p text:style-name="P46"><text:tab/><text:span text:style-name="T36">pop rax immediately after the faulty block</text:span>.</text:p>
      <text:p text:style-name="P64"><text:span text:style-name="T15">1</text:span><text:span text:style-name="T20">0</text:span><text:span text:style-name="T19"> part 1</text:span><text:span text:style-name="T14">.</text:span><text:span text:style-name="T16"> <text:s/></text:span><text:span text:style-name="T17">We want a function that copies the data of one array to a second array.</text:span></text:p>
      <text:p text:style-name="P21">Assume a and b are two arrays of long ints. <text:s/>Both arrays have the same size.</text:p>
      <text:p text:style-name="P21">Assume s is the number of valid data in a. <text:s/></text:p>
      <text:p text:style-name="P21"><text:span text:style-name="T14">What is the </text:span><text:span text:style-name="T18">C++ </text:span><text:span text:style-name="T14">prototype of a function that copies the first s numbers from a to b?</text:span></text:p>
      <text:p text:style-name="P43"/>
      <text:p text:style-name="P47">Answer:<text:tab/><text:span text:style-name="T39">extern “C” </text:span><text:span text:style-name="T36">void copy(long int a[], long int b[], long int s);</text:span></text:p>
      <text:p text:style-name="P43"/>
      <text:p text:style-name="P57">Footnote: <text:s/>We include <text:span text:style-name="T36">extern “C”</text:span> because the problem statement implies the function will be compiled with C++ compiler.</text:p>
      <text:p text:style-name="P43"/>
      <text:p text:style-name="P43"/>
      <text:p text:style-name="P43"/>
      <text:p text:style-name="P22"><text:span text:style-name="T21">10 part 2</text:span>. <text:s/>The following facts are given:</text:p>
      <text:p text:style-name="P19">books is an array of 200 quadwords <text:span text:style-name="T11">declared in .bss</text:span></text:p>
      <text:p text:style-name="P19">documents is an array of 200 quadwords <text:span text:style-name="T11">declared in .bss</text:span></text:p>
      <text:p text:style-name="P19">r12 contains an integer, 0 &lt;= r12 &lt; 200</text:p>
      <text:p text:style-name="P22">r12 is the number of valid data in books</text:p>
      <text:p text:style-name="P22"/>
      <text:p text:style-name="P44">Show the block of asm instructions for calling the function that will copy books to documents.</text:p>
      <text:p text:style-name="P44"/>
      <text:p text:style-name="P47">Answer:</text:p>
      <text:p text:style-name="P47"/>
      <text:p text:style-name="P47">;Block of statements to set up a call to function copy</text:p>
      <text:p text:style-name="P3">mov rax, 0</text:p>
      <text:p text:style-name="P3">mov rdi, books</text:p>
      <text:p text:style-name="P3">mov rsi, documents</text:p>
      <text:p text:style-name="P3">mov rdx, r12</text:p>
      <text:p text:style-name="P3">call copy</text:p>
      <text:p text:style-name="P62">General knowledge</text:p>
      <text:p text:style-name="P17"/>
      <text:p text:style-name="P17">1<text:span text:style-name="T26">1</text:span>.<text:span text:style-name="T13"> <text:s/>What are the names (or acronyms) of the “components” of a modern X86 microprocessor?</text:span></text:p>
      <text:p text:style-name="P8"/>
      <text:p text:style-name="P32">Answer: <text:s/><text:span text:style-name="T36">GPR, <text:s/>FPU, <text:s/>SSE, <text:s/>AVX</text:span></text:p>
      <text:p text:style-name="P8"/>
      <text:p text:style-name="P56">[Footnote: In the Intel online documentation GPR is omitted from the list of “components”.]</text:p>
      <text:p text:style-name="P8"/>
      <text:p text:style-name="P8"/>
      <text:p text:style-name="P8"/>
      <text:p text:style-name="P8"/>
      <text:p text:style-name="P27">1<text:span text:style-name="T26">2</text:span>. <text:s/>What do you have to do to translate a C++ function to an X86 function in ATT syntax.</text:p>
      <text:p text:style-name="P8"/>
      <text:p text:style-name="P32">Answer: <text:s text:c="2"/><text:span text:style-name="T36">Compile the C++ function in the usual way, but add the “-S” to the compile statement, </text:span><text:span text:style-name="T39">and optionally change the extension on the name of the output file from .o to .att.</text:span></text:p>
      <text:p text:style-name="P8"/>
      <text:p text:style-name="P8"/>
      <text:p text:style-name="P8"/>
      <text:p text:style-name="P8"/>
      <text:p text:style-name="P17">1<text:span text:style-name="T26">3</text:span>.<text:span text:style-name="T10"> <text:s/>In the normal order of things what do we call the first byte of a big endian number?</text:span></text:p>
      <text:p text:style-name="P17"/>
      <text:p text:style-name="P32">Answer: <text:s/><text:span text:style-name="T36">It is called MSB</text:span>, which means most significant byte</text:p>
      <text:p text:style-name="P17"/>
      <text:p text:style-name="P17"/>
      <text:p text:style-name="P17"/>
      <text:p text:style-name="P17"/>
      <text:p text:style-name="P17">1<text:span text:style-name="T26">4</text:span>. <text:s/>In the C++ compilation command there is a switch -c. <text:s/>What is the point of that switch?</text:p>
      <text:p text:style-name="P17"/>
      <text:p text:style-name="P33">Answer: <text:s/><text:span text:style-name="T36">The “-c” instructs the compiler to “compile only”.</text:span></text:p>
      <text:p text:style-name="P33">If the “-c” is omitted the compiler attempts to “compile and link” in the same operation.</text:p>
      <text:p text:style-name="P17"/>
      <text:p text:style-name="P58">Footnote: see explanation in the Appendix located at the end of this document.</text:p>
      <text:p text:style-name="P17"/>
      <text:p text:style-name="P17"/>
      <text:p text:style-name="P20">1<text:span text:style-name="T26">5</text:span>. <text:s/>How did our specific programming language receive the name “x86”?</text:p>
      <text:p text:style-name="P17"/>
      <text:p text:style-name="P32">Answer: <text:s/>In the early years of production of IC chips (integrated circuit chips) there were models: 4004, 8008, <text:span text:style-name="T36">8086</text:span>, 8087, 8088, 80286, 80386, 80486 and many others. <text:s/>The processor 8086 was a very big seller and the last 2 digits of its name <text:span text:style-name="T41">stayed as the name of the programming language for all future processors decendants from that 8086.</text:span></text:p>
      <text:p text:style-name="P26"/>
      <text:p text:style-name="P66">1<text:span text:style-name="T26">6</text:span>. <text:s/>What did the professor assert is the greatest opus magnum of all programming?</text:p>
      <text:p text:style-name="P17"/>
      <text:p text:style-name="P33">Answer: <text:s/><text:span text:style-name="T36">Roller Coaster Tycone #2</text:span>. <text:s/>The 2 is important because #3 included some non-assembly statements.</text:p>
      <text:p text:style-name="P33"/>
      <text:p text:style-name="P33">PS <text:s/>If you want to play this game on your computer it is still sold online, but you should buy #3 simply because it has more features.</text:p>
      <text:p text:style-name="P17"/>
      <text:p text:style-name="P17"/>
      <text:p text:style-name="P17"/>
      <text:p text:style-name="P17"/>
      <text:p text:style-name="P17"/>
      <text:p text:style-name="P26"/>
      <text:p text:style-name="P26"/>
      <text:p text:style-name="P20">End of test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/>
      <text:p text:style-name="P23">Printed name ______________________________________________________________</text:p>
      <text:p text:style-name="P23"/>
      <text:p text:style-name="P23">Signature name ____________________________________________________________</text:p>
      <text:p text:style-name="P59">The programming test will be March 16, Monday. <text:s/>You may use any computer. <text:s/>You may refer to any documents on paper or in software.</text:p>
      <text:p text:style-name="P68">Appendix regarding question 14.</text:p>
      <text:p text:style-name="P69"/>
      <text:p text:style-name="P69"/>
      <text:p text:style-name="P69">Many students gave the answer “-c means compile”. <text:s/>That’s not true. <text:s/>For example,</text:p>
      <text:p text:style-name="P60"><text:span text:style-name="T53">suppose you had a short C++ program contained all in one file, and its name was </text:span><text:span text:style-name="T54">omega.cpp. <text:s/>You can compile that one file program like this:</text:span></text:p>
      <text:p text:style-name="P70"/>
      <text:p text:style-name="P70"><text:tab/>g++ <text:s/>omega.cpp</text:p>
      <text:p text:style-name="P70"/>
      <text:p text:style-name="P71">and that is all. <text:s/>The compiler program g++ will use the default values for all the parameters. <text:s/>In fact, g++ will compile and link all the included libraries, and output a fully executable file called “a.out”. <text:s/>The compiler g++ does all of this by default. <text:s/>It does it without the presence of the switch “-c”.</text:p>
      <text:p text:style-name="P71"/>
      <text:p text:style-name="P72"><text:span text:style-name="T53">So, what does “-c” really do? <text:s/>The answer is “-c” tells the compiler named “g++” </text:span><text:span text:style-name="T55">do not link and do not create an executable</text:span><text:span text:style-name="T53">. <text:s/>The compiler is told to compile the file creating an object file, and then stop: don’t do any more.</text:span></text:p>
      <text:p text:style-name="P72"><text:span text:style-name="T53"/></text:p>
      <text:p text:style-name="P73"><text:span text:style-name="T53">Obviously, for us programmers who make multi-file programs the “-c” switch is very import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08:58:20.783282342</meta:creation-date>
    <dc:date>2020-03-22T13:39:51.274641676</dc:date>
    <meta:editing-duration>PT2H59M34S</meta:editing-duration>
    <meta:editing-cycles>30</meta:editing-cycles>
    <meta:generator>LibreOffice/6.2.8.2$Linux_X86_64 LibreOffice_project/20$Build-2</meta:generator>
    <meta:print-date>2020-03-11T06:52:15.631374163</meta:print-date>
    <meta:document-statistic meta:table-count="0" meta:image-count="0" meta:object-count="22" meta:page-count="9" meta:paragraph-count="135" meta:word-count="1631" meta:character-count="9231" meta:non-whitespace-character-count="7431"/>
  </office:meta>
</office:document-meta>
</file>

<file path=Object 1/content.xml><?xml version="1.0" encoding="utf-8"?>
<math xmlns="http://www.w3.org/1998/Math/MathML" display="block">
  <semantics>
    <mrow>
      <mn>47</mn>
      <mfrac>
        <mn>4</mn>
        <mn>9</mn>
      </mfrac>
    </mrow>
    <annotation encoding="StarMath 5.0">47 {4 over 9}</annotation>
  </semantics>
</math>
</file>

<file path=Object 10/content.xml><?xml version="1.0" encoding="utf-8"?>
<math xmlns="http://www.w3.org/1998/Math/MathML" display="block">
  <semantics>
    <mfrac>
      <mn>29</mn>
      <mn>256</mn>
    </mfrac>
    <annotation encoding="StarMath 5.0">29 over 256</annotation>
  </semantics>
</math>
</file>

<file path=Object 11/content.xml><?xml version="1.0" encoding="utf-8"?>
<math xmlns="http://www.w3.org/1998/Math/MathML" display="block">
  <semantics>
    <mrow>
      <mrow>
        <mfrac>
          <mn>1521</mn>
          <mn>2</mn>
        </mfrac>
        <mo stretchy="false">=</mo>
        <mn>760</mn>
      </mrow>
      <mi>R</mi>
      <mn>1</mn>
    </mrow>
    <annotation encoding="StarMath 5.0">1521 over 2 = 760R1</annotation>
  </semantics>
</math>
</file>

<file path=Object 12/content.xml><?xml version="1.0" encoding="utf-8"?>
<math xmlns="http://www.w3.org/1998/Math/MathML" display="block">
  <semantics>
    <mrow>
      <mrow>
        <mfrac>
          <mn>760</mn>
          <mn>2</mn>
        </mfrac>
        <mo stretchy="false">=</mo>
        <mn>380</mn>
      </mrow>
      <mi>R</mi>
      <mn>0</mn>
    </mrow>
    <annotation encoding="StarMath 5.0">760 over 2 = 380R0</annotation>
  </semantics>
</math>
</file>

<file path=Object 13/content.xml><?xml version="1.0" encoding="utf-8"?>
<math xmlns="http://www.w3.org/1998/Math/MathML" display="block">
  <semantics>
    <mrow>
      <mrow>
        <mfrac>
          <mn>380</mn>
          <mn>2</mn>
        </mfrac>
        <mo stretchy="false">=</mo>
        <mn>190</mn>
      </mrow>
      <mi>R</mi>
      <mn>0</mn>
    </mrow>
    <annotation encoding="StarMath 5.0">380 over 2 = 190R0</annotation>
  </semantics>
</math>
</file>

<file path=Object 14/content.xml><?xml version="1.0" encoding="utf-8"?>
<math xmlns="http://www.w3.org/1998/Math/MathML" display="block">
  <semantics>
    <mrow>
      <mrow>
        <mfrac>
          <mn>190</mn>
          <mn>2</mn>
        </mfrac>
        <mo stretchy="false">=</mo>
        <mn>95</mn>
      </mrow>
      <mi>R</mi>
      <mn>0</mn>
    </mrow>
    <annotation encoding="StarMath 5.0">190 over 2 = 95R0</annotation>
  </semantics>
</math>
</file>

<file path=Object 15/content.xml><?xml version="1.0" encoding="utf-8"?>
<math xmlns="http://www.w3.org/1998/Math/MathML" display="block">
  <semantics>
    <mrow>
      <mrow>
        <mfrac>
          <mn>95</mn>
          <mn>2</mn>
        </mfrac>
        <mo stretchy="false">=</mo>
        <mn>47</mn>
      </mrow>
      <mi>R</mi>
      <mn>1</mn>
    </mrow>
    <annotation encoding="StarMath 5.0">95 over 2 = 47R1</annotation>
  </semantics>
</math>
</file>

<file path=Object 16/content.xml><?xml version="1.0" encoding="utf-8"?>
<math xmlns="http://www.w3.org/1998/Math/MathML" display="block">
  <semantics>
    <mrow>
      <mrow>
        <mfrac>
          <mn>47</mn>
          <mn>2</mn>
        </mfrac>
        <mo stretchy="false">=</mo>
        <mn>23</mn>
      </mrow>
      <mi>R</mi>
      <mn>1</mn>
    </mrow>
    <annotation encoding="StarMath 5.0">47 over 2 = 23R1</annotation>
  </semantics>
</math>
</file>

<file path=Object 17/content.xml><?xml version="1.0" encoding="utf-8"?>
<math xmlns="http://www.w3.org/1998/Math/MathML" display="block">
  <semantics>
    <mrow>
      <mrow>
        <mfrac>
          <mn>23</mn>
          <mn>2</mn>
        </mfrac>
        <mo stretchy="false">=</mo>
        <mn>11</mn>
      </mrow>
      <mi>R</mi>
      <mn>1</mn>
    </mrow>
    <annotation encoding="StarMath 5.0">23 over 2 = 11R1</annotation>
  </semantics>
</math>
</file>

<file path=Object 18/content.xml><?xml version="1.0" encoding="utf-8"?>
<math xmlns="http://www.w3.org/1998/Math/MathML" display="block">
  <semantics>
    <mrow>
      <mrow>
        <mfrac>
          <mn>11</mn>
          <mn>2</mn>
        </mfrac>
        <mo stretchy="false">=</mo>
        <mn>5</mn>
      </mrow>
      <mi>R</mi>
      <mn>1</mn>
    </mrow>
    <annotation encoding="StarMath 5.0">11 over 2 = 5R1</annotation>
  </semantics>
</math>
</file>

<file path=Object 19/content.xml><?xml version="1.0" encoding="utf-8"?>
<math xmlns="http://www.w3.org/1998/Math/MathML" display="block">
  <semantics>
    <mrow>
      <mrow>
        <mfrac>
          <mn>5</mn>
          <mn>2</mn>
        </mfrac>
        <mo stretchy="false">=</mo>
        <mn>2</mn>
      </mrow>
      <mi>R</mi>
      <mn>1</mn>
    </mrow>
    <annotation encoding="StarMath 5.0">5 over 2 = 2R1</annotation>
  </semantics>
</math>
</file>

<file path=Object 2/content.xml><?xml version="1.0" encoding="utf-8"?>
<math xmlns="http://www.w3.org/1998/Math/MathML" display="block">
  <semantics>
    <mrow>
      <mfrac>
        <mn>4</mn>
        <mn>9</mn>
      </mfrac>
      <mi>x</mi>
      <mrow>
        <mn>2</mn>
        <mo stretchy="false">=</mo>
        <mrow>
          <mn>0</mn>
          <mo stretchy="false">+</mo>
          <mfrac>
            <mn>8</mn>
            <mn>9</mn>
          </mfrac>
        </mrow>
      </mrow>
    </mrow>
    <annotation encoding="StarMath 5.0">{4 over 9}x2 = 0 + {8 over 9}</annotation>
  </semantics>
</math>
</file>

<file path=Object 20/content.xml><?xml version="1.0" encoding="utf-8"?>
<math xmlns="http://www.w3.org/1998/Math/MathML" display="block">
  <semantics>
    <mrow>
      <mrow>
        <mfrac>
          <mn>2</mn>
          <mn>2</mn>
        </mfrac>
        <mo stretchy="false">=</mo>
        <mn>1</mn>
      </mrow>
      <mi>R</mi>
      <mn>0</mn>
    </mrow>
    <annotation encoding="StarMath 5.0">2 over 2 = 1R0</annotation>
  </semantics>
</math>
</file>

<file path=Object 21/content.xml><?xml version="1.0" encoding="utf-8"?>
<math xmlns="http://www.w3.org/1998/Math/MathML" display="block">
  <semantics>
    <mrow>
      <mrow>
        <mfrac>
          <mn>1</mn>
          <mn>2</mn>
        </mfrac>
        <mo stretchy="false">=</mo>
        <mn>0</mn>
      </mrow>
      <mi>R</mi>
      <mn>1</mn>
    </mrow>
    <annotation encoding="StarMath 5.0">1 over 2 = 0R1</annotation>
  </semantics>
</math>
</file>

<file path=Object 22/content.xml><?xml version="1.0" encoding="utf-8"?>
<math xmlns="http://www.w3.org/1998/Math/MathML" display="block">
  <semantics>
    <mrow>
      <mrow>
        <mfrac>
          <mn>0</mn>
          <mn>2</mn>
        </mfrac>
        <mo stretchy="false">=</mo>
        <mn>0</mn>
      </mrow>
      <mi>R</mi>
      <mn>0</mn>
    </mrow>
    <annotation encoding="StarMath 5.0">0 over 2 = 0R0</annotation>
  </semantics>
</math>
</file>

<file path=Object 3/content.xml><?xml version="1.0" encoding="utf-8"?>
<math xmlns="http://www.w3.org/1998/Math/MathML" display="block">
  <semantics>
    <mrow>
      <mfrac>
        <mn>8</mn>
        <mn>9</mn>
      </mfrac>
      <mi>x</mi>
      <mrow>
        <mn>2</mn>
        <mo stretchy="false">=</mo>
        <mrow>
          <mn>1</mn>
          <mo stretchy="false">+</mo>
          <mfrac>
            <mn>7</mn>
            <mn>9</mn>
          </mfrac>
        </mrow>
      </mrow>
    </mrow>
    <annotation encoding="StarMath 5.0">{8 over 9}x2 = 1 + {7 over 9}</annotation>
  </semantics>
</math>
</file>

<file path=Object 4/content.xml><?xml version="1.0" encoding="utf-8"?>
<math xmlns="http://www.w3.org/1998/Math/MathML" display="block">
  <semantics>
    <mrow>
      <mfrac>
        <mn>7</mn>
        <mn>9</mn>
      </mfrac>
      <mi>x</mi>
      <mrow>
        <mn>2</mn>
        <mo stretchy="false">=</mo>
        <mrow>
          <mn>1</mn>
          <mo stretchy="false">+</mo>
          <mfrac>
            <mn>5</mn>
            <mn>9</mn>
          </mfrac>
        </mrow>
      </mrow>
    </mrow>
    <annotation encoding="StarMath 5.0">{7 over 9}x2 = 1 + {5 over 9}</annotation>
  </semantics>
</math>
</file>

<file path=Object 5/content.xml><?xml version="1.0" encoding="utf-8"?>
<math xmlns="http://www.w3.org/1998/Math/MathML" display="block">
  <semantics>
    <mrow>
      <mfrac>
        <mn>5</mn>
        <mn>9</mn>
      </mfrac>
      <mi>x</mi>
      <mrow>
        <mn>2</mn>
        <mo stretchy="false">=</mo>
        <mrow>
          <mn>1</mn>
          <mo stretchy="false">+</mo>
          <mfrac>
            <mn>1</mn>
            <mn>9</mn>
          </mfrac>
        </mrow>
      </mrow>
    </mrow>
    <annotation encoding="StarMath 5.0">{5 over 9}x2 = 1 + {1 over 9}</annotation>
  </semantics>
</math>
</file>

<file path=Object 6/content.xml><?xml version="1.0" encoding="utf-8"?>
<math xmlns="http://www.w3.org/1998/Math/MathML" display="block">
  <semantics>
    <mrow>
      <mfrac>
        <mn>1</mn>
        <mn>9</mn>
      </mfrac>
      <mi>x</mi>
      <mrow>
        <mn>2</mn>
        <mo stretchy="false">=</mo>
        <mrow>
          <mn>0</mn>
          <mo stretchy="false">+</mo>
          <mfrac>
            <mn>2</mn>
            <mn>9</mn>
          </mfrac>
        </mrow>
      </mrow>
    </mrow>
    <annotation encoding="StarMath 5.0">{1 over 9}x2 = 0 + {2 over 9}</annotation>
  </semantics>
</math>
</file>

<file path=Object 7/content.xml><?xml version="1.0" encoding="utf-8"?>
<math xmlns="http://www.w3.org/1998/Math/MathML" display="block">
  <semantics>
    <mrow>
      <mfrac>
        <mn>2</mn>
        <mn>9</mn>
      </mfrac>
      <mi>x</mi>
      <mrow>
        <mn>2</mn>
        <mo stretchy="false">=</mo>
        <mrow>
          <mn>0</mn>
          <mo stretchy="false">+</mo>
          <mfrac>
            <mn>4</mn>
            <mn>9</mn>
          </mfrac>
        </mrow>
      </mrow>
    </mrow>
    <annotation encoding="StarMath 5.0">{2 over 9}x2 = 0 + {4 over 9}</annotation>
  </semantics>
</math>
</file>

<file path=Object 8/content.xml><?xml version="1.0" encoding="utf-8"?>
<math xmlns="http://www.w3.org/1998/Math/MathML" display="block">
  <semantics>
    <mrow>
      <mfrac>
        <mn>4</mn>
        <mn>9</mn>
      </mfrac>
      <mi>x</mi>
      <mrow>
        <mn>2</mn>
        <mo stretchy="false">=</mo>
        <mrow>
          <mn>0</mn>
          <mo stretchy="false">+</mo>
          <mfrac>
            <mn>8</mn>
            <mn>9</mn>
          </mfrac>
        </mrow>
      </mrow>
    </mrow>
    <annotation encoding="StarMath 5.0">{4 over 9}x2 = 0 + {8 over 9}</annotation>
  </semantics>
</math>
</file>

<file path=Object 9/content.xml><?xml version="1.0" encoding="utf-8"?>
<math xmlns="http://www.w3.org/1998/Math/MathML" display="block">
  <semantics>
    <mrow>
      <mn>47</mn>
      <mfrac>
        <mn>4</mn>
        <mn>9</mn>
      </mfrac>
    </mrow>
    <annotation encoding="StarMath 5.0">47 {4 over 9}</annotation>
  </semantics>
</math>
</file>